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0.449cm" fo:min-width="0cm"/>
    </style:style>
    <style:style style:name="P1" style:family="paragraph">
      <style:paragraph-properties fo:text-align="center"/>
      <style:text-properties fo:font-size="150pt" style:font-size-asian="150pt" style:font-size-complex="150pt"/>
    </style:style>
    <style:style style:name="P2" style:family="paragraph">
      <style:paragraph-properties fo:text-align="center"/>
      <style:text-properties fo:font-family="'Super Mario 256'" style:font-pitch="variable" fo:font-size="150pt" style:font-size-asian="150pt" style:font-size-complex="150pt"/>
    </style:style>
    <style:style style:name="T1" style:family="text">
      <style:text-properties fo:color="#ff3333" fo:font-family="'Super Mario 256'" style:font-pitch="variable" fo:font-size="150pt" style:font-size-asian="150pt" style:font-size-complex="150pt"/>
    </style:style>
    <style:style style:name="T2" style:family="text">
      <style:text-properties fo:font-family="'Super Mario 256'" style:font-pitch="variable" fo:font-size="150pt" style:font-size-asian="150pt" style:font-size-complex="150pt"/>
    </style:style>
    <style:style style:name="T3" style:family="text">
      <style:text-properties fo:color="#3399ff" fo:font-family="'Super Mario 256'" style:font-pitch="variable" fo:font-size="150pt" style:font-size-asian="150pt" style:font-size-complex="150pt"/>
    </style:style>
    <style:style style:name="T4" style:family="text">
      <style:text-properties fo:color="#66ff66" fo:font-family="'Super Mario 256'" style:font-pitch="variable" fo:font-size="150pt" style:font-size-asian="150pt" style:font-size-complex="1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9.597cm" svg:height="10.699cm" svg:x="1.6cm" svg:y="-0.199cm">
          <draw:text-box>
            <text:p text:style-name="P1"><text:span text:style-name="T1">The</text:span><text:span text:style-name="T2"> </text:span><text:span text:style-name="T3">Epic</text:span><text:span text:style-name="T2"> </text:span><text:span text:style-name="T4">Que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te Romita</meta:initial-creator>
    <meta:creation-date>2020-02-13T23:44:26.53</meta:creation-date>
    <dc:date>2020-02-13T23:57:53.49</dc:date>
    <dc:creator>Dante Romita</dc:creator>
    <meta:editing-duration>PT13M28S</meta:editing-duration>
    <meta:editing-cycles>1</meta:editing-cycles>
    <meta:document-statistic meta:object-count="1"/>
    <meta:generator>OpenOffice/4.1.7$Win32 OpenOffice.org_project/417m1$Build-9800</meta:generator>
  </office:meta>
</office:document-meta>
</file>